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0ffed" officeooo:paragraph-rsid="0020ffed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0ffed" officeooo:paragraph-rsid="0020ffed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20ffed" officeooo:paragraph-rsid="0020ffe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fo:font-size="12pt" style:text-underline-style="solid" style:text-underline-width="auto" style:text-underline-color="font-color" fo:font-weight="bold" officeooo:rsid="0020ffed" officeooo:paragraph-rsid="0020ffe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e181e" fo:font-size="16pt" style:text-underline-style="none" fo:font-weight="bold" officeooo:rsid="0020ffed" officeooo:paragraph-rsid="0020ffed" style:font-size-asian="16pt" style:font-weight-asian="bold" style:font-size-complex="16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2197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nuelle d’utilisation de MeteoFX</text:p>
      <text:p text:style-name="P3"/>
      <text:p text:style-name="P4">Ajout d’un nouveau capteur simple : </text:p>
      <text:p text:style-name="P2"/>
      <text:p text:style-name="P2">- <text:s/>Cliquer sur le bouton Ajouter</text:p>
      <text:p text:style-name="P2">- Renseigner les éléments de configuration du capteurs</text:p>
      <text:p text:style-name="P2">- Cliquer sur Ajouter</text:p>
      <text:p text:style-name="P2">- Le capteur est apparu dans la liste des capteurs</text:p>
      <text:p text:style-name="P2"/>
      <text:p text:style-name="P1">Suppression d’un capteur : </text:p>
      <text:p text:style-name="P2"/>
      <text:p text:style-name="P2">- Sélectionner le capteur dans la liste du master</text:p>
      <text:p text:style-name="P2">- Cliquer sur le bouton Supprimer</text:p>
      <text:p text:style-name="P1"/>
      <text:p text:style-name="P2"><text:span text:style-name="T1">Ajout d’un capteur de type MeanSensor :</text:span> </text:p>
      <text:p text:style-name="P2"/>
      <text:p text:style-name="P2">-Cliquer sur le bouton <text:s/>Ajouter</text:p>
      <text:p text:style-name="P2">- Cliquer sur le bouton MeanSensor</text:p>
      <text:p text:style-name="P2">- Renseigner le nom du capteurs</text:p>
      <text:p text:style-name="P2"/>
      <text:p text:style-name="P2">Répéter ces actions 1 à N fois :</text:p>
      <text:p text:style-name="P2"><text:tab/>- Sélectionner un capteur à ajouter au MeanSensor et affecter lui un coefficient dans le champ prévu à cet effet</text:p>
      <text:p text:style-name="P2"><text:tab/>- Cliquer sur Ajouter pour ajouter ce capteur au MeanSensor</text:p>
      <text:p text:style-name="P2"/>
      <text:p text:style-name="P2">-Cliquer ensuite sur Créer MeanSensor</text:p>
      <text:p text:style-name="P2"/>
      <text:p text:style-name="P1">Accéder à la caméra du capteur : </text:p>
      <text:p text:style-name="P1"/>
      <text:p text:style-name="P2">-Sélectionner le capteur dans la liste du master</text:p>
      <text:p text:style-name="P2">- Cliquer sur le bouton Afficher la caméra</text:p>
      <text:p text:style-name="P2"/>
      <text:p text:style-name="P1">Accéder à l’affichage analogique du capteur : </text:p>
      <text:p text:style-name="P1"/>
      <text:p text:style-name="P2">-Sélectionner le capteur dans la liste du master</text:p>
      <text:p text:style-name="P2">- Cliquer sur le bouton Affichage Analogique</text:p>
      <text:p text:style-name="P2"/>
      <text:p text:style-name="P1">Modifier un capteur :</text:p>
      <text:p text:style-name="P1"/>
      <text:p text:style-name="P2">-Sélectionner le capteur dans la liste du master</text:p>
      <text:p text:style-name="P2">- <text:span text:style-name="T2">Modifier les informations voulues dans le detail</text:span></text:p>
      <text:p text:style-name="P5"/>
      <text:p text:style-name="P5">/!\ La sauvegarde des capteurs est faites automatiquement à la fermeture de l’application</text:p>
      <text:p text:style-name="P1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8T14:55:36.123000000</meta:creation-date>
    <dc:date>2020-01-18T16:39:40.777000000</dc:date>
    <meta:editing-duration>PT29S</meta:editing-duration>
    <meta:editing-cycles>1</meta:editing-cycles>
    <meta:document-statistic meta:table-count="0" meta:image-count="0" meta:object-count="0" meta:page-count="1" meta:paragraph-count="27" meta:word-count="202" meta:character-count="1182" meta:non-whitespace-character-count="998"/>
    <meta:generator>LibreOffice/6.0.6.2$Windows_X86_64 LibreOffice_project/0c292870b25a325b5ed35f6b45599d2ea4458e77</meta:generator>
  </office:meta>
</office:document-meta>
</file>